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8mm"/>
    </style:style>
    <style:style style:name="co3" style:family="table-column">
      <style:table-column-properties fo:break-before="auto" style:column-width="31.93mm"/>
    </style:style>
    <style:style style:name="co4" style:family="table-column">
      <style:table-column-properties fo:break-before="auto" style:column-width="30.07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2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46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48.81mm" svg:height="74.94mm" svg:x="22.69mm" svg:y="13.79mm">
            <loext:p draw:notify-on-update-of-ranges="Лист1.A1:Лист1.A1 Лист1.B1:Лист1.F1 Лист1.A2:Лист1.A2 Лист1.B2:Лист1.F2 Лист1.A1:Лист1.A1 Лист1.B1:Лист1.F1 Лист1.A3:Лист1.A3 Лист1.B3:Лист1.F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Integers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0000" calcext:value-type="float">
            <text:p>40000</text:p>
          </table:table-cell>
        </table:table-row>
        <table:table-row table:style-name="ro1">
          <table:table-cell table:style-name="ce1" office:value-type="string" calcext:value-type="string">
            <text:p>Bubble sort</text:p>
          </table:table-cell>
          <table:table-cell table:style-name="ce4" office:value-type="time" office:time-value="PT00H00M00.107696S" calcext:value-type="time">
            <text:p>00:00:00,11</text:p>
          </table:table-cell>
          <table:table-cell table:style-name="ce4" office:value-type="time" office:time-value="PT00H00M12.61549S" calcext:value-type="time">
            <text:p>00:00:12,62</text:p>
          </table:table-cell>
          <table:table-cell table:style-name="ce4" office:value-type="time" office:time-value="PT00H00M53.068605S" calcext:value-type="time">
            <text:p>00:00:53,07</text:p>
          </table:table-cell>
          <table:table-cell table:style-name="ce4" office:value-type="time" office:time-value="PT00H02M00.803518S" calcext:value-type="time">
            <text:p>00:02:00,80</text:p>
          </table:table-cell>
          <table:table-cell table:style-name="ce4" office:value-type="time" office:time-value="PT00H03M26.234059S" calcext:value-type="time">
            <text:p>00:03:26,23</text:p>
          </table:table-cell>
        </table:table-row>
        <table:table-row table:style-name="ro1">
          <table:table-cell table:style-name="ce1" office:value-type="string" calcext:value-type="string">
            <text:p>Python sort</text:p>
          </table:table-cell>
          <table:table-cell table:style-name="ce4" office:value-type="time" office:time-value="PT00H00M00.000223S" calcext:value-type="time">
            <text:p>00:00:00,00</text:p>
          </table:table-cell>
          <table:table-cell table:style-name="ce4" office:value-type="time" office:time-value="PT00H00M00.003177S" calcext:value-type="time">
            <text:p>00:00:00,00</text:p>
          </table:table-cell>
          <table:table-cell table:style-name="ce4" office:value-type="time" office:time-value="PT00H00M00.007246S" calcext:value-type="time">
            <text:p>00:00:00,01</text:p>
          </table:table-cell>
          <table:table-cell table:style-name="ce4" office:value-type="time" office:time-value="PT00H00M00.011763S" calcext:value-type="time">
            <text:p>00:00:00,01</text:p>
          </table:table-cell>
          <table:table-cell table:style-name="ce4" office:value-type="time" office:time-value="PT00H00M00.016227S" calcext:value-type="time">
            <text:p>00:00:00,02</text:p>
          </table:table-cell>
        </table:table-row>
        <table:table-row table:style-name="ro1" table:number-rows-repeated="2">
          <table:table-cell table:number-columns-repeated="5"/>
          <table:table-cell table:style-name="ce3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0:00:00.107696</text:p>
          </table:table-cell>
          <table:table-cell office:value-type="string" calcext:value-type="string">
            <text:p>0:00:12.615490</text:p>
          </table:table-cell>
          <table:table-cell office:value-type="string" calcext:value-type="string">
            <text:p>0:00:53.068605</text:p>
          </table:table-cell>
          <table:table-cell office:value-type="string" calcext:value-type="string">
            <text:p>0:02:00.803518</text:p>
          </table:table-cell>
          <table:table-cell table:style-name="ce3" office:value-type="string" calcext:value-type="string">
            <text:p>0:03:26.234059</text:p>
          </table:table-cell>
        </table:table-row>
        <table:table-row table:style-name="ro1">
          <table:table-cell/>
          <table:table-cell office:value-type="string" calcext:value-type="string">
            <text:p>0:00:00.000223</text:p>
          </table:table-cell>
          <table:table-cell office:value-type="string" calcext:value-type="string">
            <text:p>0:00:00.003177</text:p>
          </table:table-cell>
          <table:table-cell office:value-type="string" calcext:value-type="string">
            <text:p>0:00:00.007246</text:p>
          </table:table-cell>
          <table:table-cell office:value-type="string" calcext:value-type="string">
            <text:p>0:00:00.011763</text:p>
          </table:table-cell>
          <table:table-cell table:style-name="ce3" office:value-type="string" calcext:value-type="string">
            <text:p>0:00:00.016227</text:p>
          </table:table-cell>
        </table:table-row>
        <table:table-row table:style-name="ro1" table:number-rows-repeated="2">
          <table:table-cell/>
          <table:table-cell table:style-name="ce5" table:number-columns-repeated="5"/>
        </table:table-row>
        <table:table-row table:style-name="ro1">
          <table:table-cell/>
          <table:table-cell table:style-name="ce6"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3"/>
          <table:table-cell table:number-columns-repeated="5"/>
        </table:table-row>
        <table:table-row table:style-name="ro1">
          <table:table-cell/>
          <table:table-cell table:style-name="ce6"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1"/>
          <table:table-cell table:number-columns-repeated="4"/>
          <table:table-cell table:style-name="ce3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22:59:47.476918357</meta:creation-date>
    <dc:date>2015-12-20T01:15:45.657307477</dc:date>
    <meta:editing-duration>PT10M20S</meta:editing-duration>
    <meta:editing-cycles>3</meta:editing-cycles>
    <meta:generator>LibreOffice/5.0.2.2$Linux_X86_64 LibreOffice_project/0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6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82cm" svg:height="7.495cm" xlink:href=".." xlink:type="simple" chart:class="chart:scatter" chart:style-name="ch1">
        <chart:title svg:x="5.175cm" svg:y="0.285cm" chart:style-name="ch2">
          <text:p>Comparison of sorting</text:p>
        </chart:title>
        <chart:legend svg:x="10.311cm" svg:y="0.153cm" style:legend-expansion="custom" chartooo:width="3.045cm" chartooo:height="1.151cm" style:legend-expansion-aspect-ratio="2.64552562988705" chart:style-name="ch3"/>
        <chart:plot-area chart:style-name="ch4" table:cell-range-address="Лист1.A1:Лист1.F3" chart:data-source-has-labels="column" svg:x="1.093cm" svg:y="1.051cm" svg:width="12.995cm" svg:height="5.6cm">
          <chartooo:coordinate-region svg:x="3.143cm" svg:y="1.25cm" svg:width="10.48cm" svg:height="4.754cm"/>
          <chart:axis chart:dimension="x" chart:name="primary-x" chart:style-name="ch5">
            <chart:title svg:x="6.501cm" svg:y="6.8cm" chart:style-name="ch6">
              <text:p>Input numbers</text:p>
            </chart:title>
            <chart:grid chart:style-name="ch7" chart:class="major"/>
          </chart:axis>
          <chart:axis chart:dimension="y" chart:name="primary-y" chart:style-name="ch8">
            <chart:title svg:x="0.236cm" svg:y="4.953cm" chart:style-name="ch9">
              <text:p>Time of sorting</text:p>
            </chart:title>
            <chart:grid chart:style-name="ch7" chart:class="major"/>
          </chart:axis>
          <chart:series chart:style-name="ch10" chart:values-cell-range-address="Лист1.B2:Лист1.F2" chart:label-cell-address="Лист1.A2:Лист1.A2" chart:class="chart:scatter">
            <chart:domain table:cell-range-address="Лист1.B1:Лист1.F1"/>
            <chart:data-point chart:repeated="5"/>
          </chart:series>
          <chart:series chart:style-name="ch11" chart:values-cell-range-address="Лист1.B3:Лист1.F3" chart:label-cell-address="Лист1.A3:Лист1.A3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B1:Лист1.F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Bubble sort</text:p>
                <draw:g>
                  <svg:desc>Лист1.A2:Лист1.A2</svg:desc>
                </draw:g>
              </table:table-cell>
              <table:table-cell office:value-type="float" office:value="0.00000124648148148148">
                <text:p>0.00000124648148148148</text:p>
                <draw:g>
                  <svg:desc>Лист1.B2:Лист1.F2</svg:desc>
                </draw:g>
              </table:table-cell>
              <table:table-cell office:value-type="float" office:value="0.000146012615740741">
                <text:p>0.000146012615740741</text:p>
              </table:table-cell>
              <table:table-cell office:value-type="float" office:value="0.000614219965277778">
                <text:p>0.000614219965277778</text:p>
              </table:table-cell>
              <table:table-cell office:value-type="float" office:value="0.00139818886574074">
                <text:p>0.00139818886574074</text:p>
              </table:table-cell>
              <table:table-cell office:value-type="float" office:value="0.00238696827546296">
                <text:p>0.00238696827546296</text:p>
              </table:table-cell>
            </table:table-row>
            <table:table-row>
              <table:table-cell office:value-type="string">
                <text:p>Python sort</text:p>
                <draw:g>
                  <svg:desc>Лист1.A3:Лист1.A3</svg:desc>
                </draw:g>
              </table:table-cell>
              <table:table-cell office:value-type="float" office:value="0.00000000258101851851852">
                <text:p>0.00000000258101851851852</text:p>
                <draw:g>
                  <svg:desc>Лист1.B3:Лист1.F3</svg:desc>
                </draw:g>
              </table:table-cell>
              <table:table-cell office:value-type="float" office:value="0.0000000367708333333333">
                <text:p>0.0000000367708333333333</text:p>
              </table:table-cell>
              <table:table-cell office:value-type="float" office:value="0.0000000838657407407407">
                <text:p>0.0000000838657407407407</text:p>
              </table:table-cell>
              <table:table-cell office:value-type="float" office:value="0.000000136145833333333">
                <text:p>0.000000136145833333333</text:p>
              </table:table-cell>
              <table:table-cell office:value-type="float" office:value="0.0000001878125">
                <text:p>0.000000187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